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P105" style:parent-style-name="Normal" style:family="paragraph">
      <style:paragraph-properties fo:margin-right="0.1583in"/>
      <style:text-properties style:font-name="Arial" style:font-name-complex="Arial"/>
    </style:style>
    <style:style style:name="TableRow106" style:family="table-row">
      <style:table-row-properties style:row-height="0.9256in"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margin-right="0.1583in"/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/>
    </style:style>
    <style:style style:name="P114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5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2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5/08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Conocer la importancia del sistema operativo de una computadora</text:p>
            <text:p text:style-name="P105">con el fin de conocer y utilizar los comandos básicos en GNU/Linux. <text:s/>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CALIFICACIÓN: __________</text:p>
      <text:p text:style-name="Standard"/>
      <text:p text:style-name="Normal"/>
      <text:p text:style-name="Normal"/>
      <text:p text:style-name="P112"/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8-26T01:17:00Z</meta:creation-date>
    <dc:date>2017-08-26T01:17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6" meta:character-count="562" meta:row-count="3" meta:non-whitespace-character-count="477"/>
  </office:meta>
</office:document-meta>
</file>